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10.545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gr20" style:family="graphic" style:parent-style-name="standard">
      <style:graphic-properties draw:stroke="none" draw:fill="none" draw:textarea-horizontal-align="justify" draw:textarea-vertical-align="middle" draw:auto-grow-height="false" fo:min-height="1.02cm" fo:min-width="5.21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2" style:family="graphic" style:parent-style-name="standard">
      <style:graphic-properties draw:stroke="none" draw:fill="none" fo:min-height="0.71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0000"/>
      <style:paragraph-properties fo:text-align="center"/>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indent="0cm"/>
      <style:text-properties fo:font-size="15pt"/>
    </style:style>
    <style:style style:name="P18" style:family="paragraph">
      <style:text-properties fo:font-size="18pt"/>
    </style:style>
    <style:style style:name="P19" style:family="paragraph">
      <style:paragraph-properties fo:margin-top="0.42cm" fo:margin-bottom="0.35cm"/>
      <style:text-properties fo:font-size="10pt"/>
    </style:style>
    <style:style style:name="P20" style:family="paragraph">
      <loext:graphic-properties draw:fill="none"/>
    </style:style>
    <style:style style:name="P21" style:family="paragraph">
      <loext:graphic-properties draw:fill-color="#ffffff"/>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item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2"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4" xml:id="id3" draw:id="id3" draw:layer="layout" svg:x1="5.715cm" svg:y1="10.16cm" svg:x2="17.145cm" svg:y2="10.16cm">
          <text:p/>
        </draw:line>
        <draw:custom-shape draw:style-name="gr15" draw:text-style-name="P12"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2"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sers</text:span></text:p>
          </draw:text-box>
        </draw:frame>
        <draw:custom-shape draw:style-name="gr16" draw:text-style-name="P13" draw:layer="layout" svg:width="8.89cm" svg:height="10.795cm" svg:x="5.08cm" svg:y="2.54cm">
          <text:p text:style-name="P12">Sub-DB</text:p>
          <draw:enhanced-geometry svg:viewBox="0 0 21600 21600" draw:type="rectangle" draw:enhanced-path="M 0 0 L 21600 0 21600 21600 0 21600 0 0 Z N"/>
        </draw:custom-shape>
        <draw:custom-shape draw:style-name="gr13" draw:text-style-name="P12"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draw:layer="layout" svg:width="3.81cm" svg:height="1.27cm" svg:x="0.63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5"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18" draw:text-style-name="P12" draw:layer="layout" svg:x1="4.445cm" svg:y1="4.445cm" svg:x2="10.16cm" svg:y2="4.763cm" svg:d="M4445 4445h2858v318h2857" svg:viewBox="0 0 5716 319">
          <text:p/>
        </draw:connector>
        <draw:custom-shape draw:style-name="gr20" draw:text-style-name="P16" draw:layer="layout" svg:width="5.715cm" svg:height="1.27cm" svg:x="3.81cm" svg:y="3.175cm">
          <text:p text:style-name="P12">Insert</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1" draw:text-style-name="P7" draw:layer="layout" svg:width="14.224cm" svg:height="6.767cm" svg:x="1.27cm" svg:y="4.297cm">
          <draw:text-box>
            <text:p text:style-name="P17"><text:span text:style-name="T5">Motoko </text:span><text:span text:style-name="T5">code </text:span><text:span text:style-name="T5">writing – </text:span><text:span text:style-name="T5">finished.</text:span></text:p>
            <text:p text:style-name="P17"><text:span text:style-name="T5"/></text:p>
            <text:p text:style-name="P17"><text:span text:style-name="T5">TypeScri</text:span><text:span text:style-name="T5">pt code </text:span><text:span text:style-name="T5">writing – </text:span><text:span text:style-name="T5">TBD.</text:span></text:p>
            <text:p text:style-name="P17"><text:span text:style-name="T5"/></text:p>
            <text:p text:style-name="P17"><text:span text:style-name="T5">Automat</text:span><text:span text:style-name="T5">ed tests </text:span><text:span text:style-name="T5">– TBD.</text:span></text:p>
            <text:p text:style-name="P17"><text:span text:style-name="T5"/></text:p>
            <text:p text:style-name="P17"><text:span text:style-name="T5">Code </text:span><text:span text:style-name="T5">review – </text:span><text:span text:style-name="T5">TBD.</text:span></text:p>
            <text:p text:style-name="P17"><text:span text:style-name="T5"/></text:p>
            <text:p text:style-name="P17"><text:span text:style-name="T5">Security </text:span><text:span text:style-name="T5">bounties </text:span><text:span text:style-name="T5">(for my </text:span><text:span text:style-name="T5">social </text:span><text:span text:style-name="T5">network) </text:span><text:span text:style-name="T5">– TBD.</text:span></text:p>
          </draw:text-box>
        </draw:frame>
        <draw:frame draw:style-name="gr6" draw:text-style-name="P8" draw:layer="layout" svg:width="9.906cm" svg:height="1.31cm" svg:x="0.762cm" svg:y="1.016cm">
          <draw:text-box>
            <text:p text:style-name="P18"><text:span text:style-name="T6">Status and Things to Do</text:span></text:p>
          </draw:text-box>
        </draw:frame>
        <draw:frame draw:style-name="gr7" draw:text-style-name="P10" draw:layer="layout" svg:width="6.082cm" svg:height="0.674cm" svg:x="14.746cm" svg:y="14.342cm">
          <draw:text-box>
            <text:p text:style-name="P1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draw:frame draw:style-name="gr22" draw:text-style-name="P20" draw:layer="layout" svg:width="17.791cm" svg:height="1.673cm" svg:x="0.624cm" svg:y="11.737cm">
          <draw:text-box>
            <text:p>Also need to review:</text:p>
            <text:p>https://forum.dfinity.org/t/channels-to-return-values-in/20437/9</text:p>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2"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cDB Database</dc:title>
    <meta:generator>LibreOffice/7.5.3.2$Linux_X86_64 LibreOffice_project/50$Build-2</meta:generator>
    <meta:creation-date>2023-06-05T11:01:51.345112806</meta:creation-date>
    <meta:editing-duration>PT3H9M37S</meta:editing-duration>
    <meta:editing-cycles>26</meta:editing-cycles>
    <dc:date>2023-06-05T14:13:08.256499555</dc:date>
    <meta:document-statistic meta:object-count="319"/>
  </office:meta>
</office:document-meta>
</file>